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Q1</text:p>
      <text:p text:style-name="Preformatted_20_Text">//------------------------MyServer.java--------------------------</text:p>
      <text:p text:style-name="Preformatted_20_Text">import java.net.*;</text:p>
      <text:p text:style-name="Preformatted_20_Text">import java.io.*;</text:p>
      <text:p text:style-name="Preformatted_20_Text">class MyServer{</text:p>
      <text:p text:style-name="Preformatted_20_Text"><text:s text:c="8"/>public static void main(String args[]){</text:p>
      <text:p text:style-name="Preformatted_20_Text"><text:s text:c="16"/>try{</text:p>
      <text:p text:style-name="Preformatted_20_Text"><text:s text:c="24"/>ServerSocket sk1=new ServerSocket(5050); <text:s text:c="7"/></text:p>
      <text:p text:style-name="Preformatted_20_Text"><text:s text:c="24"/>System.out.println("Server is Starting...");</text:p>
      <text:p text:style-name="Preformatted_20_Text"><text:s text:c="24"/>Socket s1= sk1.accept();</text:p>
      <text:p text:style-name="Preformatted_20_Text"><text:s text:c="24"/>System.out.println(s1.getInetAddress());</text:p>
      <text:p text:style-name="Preformatted_20_Text"><text:s text:c="16"/>}catch(IOException e){</text:p>
      <text:p text:style-name="Preformatted_20_Text"><text:s text:c="24"/>System.out.println(e);</text:p>
      <text:p text:style-name="Preformatted_20_Text"><text:s text:c="16"/>}</text:p>
      <text:p text:style-name="Preformatted_20_Text"><text:s text:c="8"/>}</text:p>
      <text:p text:style-name="Preformatted_20_Text">}</text:p>
      <text:p text:style-name="Preformatted_20_Text"/>
      <text:p text:style-name="Preformatted_20_Text"/>
      <text:p text:style-name="Preformatted_20_Text">//-----------------------------MyClient.java----------------------</text:p>
      <text:p text:style-name="Preformatted_20_Text">import java.net.*;</text:p>
      <text:p text:style-name="Preformatted_20_Text">import java.io.*;</text:p>
      <text:p text:style-name="Preformatted_20_Text">class MyClient{</text:p>
      <text:p text:style-name="Preformatted_20_Text"><text:s text:c="8"/>public static void main(String args[]){</text:p>
      <text:p text:style-name="Preformatted_20_Text"><text:s text:c="16"/>try{</text:p>
      <text:p text:style-name="Preformatted_20_Text"><text:s text:c="24"/>Socket s1=new Socket("192.168.1.200",5050); <text:s text:c="4"/></text:p>
      <text:p text:style-name="Preformatted_20_Text"><text:s text:c="16"/>}catch(IOException e){</text:p>
      <text:p text:style-name="Preformatted_20_Text"><text:s text:c="24"/>System.out.println("Server not found...");</text:p>
      <text:p text:style-name="Preformatted_20_Text"><text:s text:c="16"/>}</text:p>
      <text:p text:style-name="Preformatted_20_Text"><text:s text:c="8"/>}</text:p>
      <text:p text:style-name="Preformatted_20_Text">}</text:p>
      <text:p text:style-name="Preformatted_20_Text"/>
      <text:p text:style-name="Preformatted_20_Text">//////////////////////////////////////////////////////////////////////</text:p>
      <text:p text:style-name="Preformatted_20_Text">Q2</text:p>
      <text:p text:style-name="Preformatted_20_Text">//--------------------------MyServer.java----------------------------</text:p>
      <text:p text:style-name="Preformatted_20_Text">import java.net.*;</text:p>
      <text:p text:style-name="Preformatted_20_Text">import java.io.*;</text:p>
      <text:p text:style-name="Preformatted_20_Text">class MyServer{</text:p>
      <text:p text:style-name="Preformatted_20_Text"><text:s text:c="8"/>public static void main(String args[]){</text:p>
      <text:p text:style-name="Preformatted_20_Text"><text:s text:c="16"/>try{</text:p>
      <text:p text:style-name="Preformatted_20_Text"><text:s text:c="24"/>ServerSocket sk1=new ServerSocket(5050); <text:s text:c="7"/></text:p>
      <text:p text:style-name="Preformatted_20_Text"><text:s text:c="24"/>System.out.println("Server is Starting...");</text:p>
      <text:p text:style-name="Preformatted_20_Text"><text:s text:c="24"/>while(true){</text:p>
      <text:p text:style-name="Preformatted_20_Text"><text:s text:c="32"/>Socket s1= sk1.accept();</text:p>
      <text:p text:style-name="Preformatted_20_Text"><text:s text:c="32"/>System.out.println(s1.getInetAddress());</text:p>
      <text:p text:style-name="Preformatted_20_Text"><text:s text:c="24"/>}</text:p>
      <text:p text:style-name="Preformatted_20_Text"><text:s text:c="16"/>}catch(IOException e){</text:p>
      <text:p text:style-name="Preformatted_20_Text"><text:s text:c="24"/>System.out.println(e);</text:p>
      <text:p text:style-name="Preformatted_20_Text"><text:s text:c="16"/>}</text:p>
      <text:p text:style-name="Preformatted_20_Text"><text:s text:c="8"/>}</text:p>
      <text:p text:style-name="Preformatted_20_Text">}</text:p>
      <text:p text:style-name="Preformatted_20_Text">//---------------------------MyClient.java---------------------------</text:p>
      <text:p text:style-name="Preformatted_20_Text">import java.net.*;</text:p>
      <text:p text:style-name="Preformatted_20_Text">import java.io.*;</text:p>
      <text:p text:style-name="Preformatted_20_Text">class MyClient{</text:p>
      <text:p text:style-name="Preformatted_20_Text"><text:s text:c="8"/>public static void main(String args[]){</text:p>
      <text:p text:style-name="Preformatted_20_Text"><text:s text:c="16"/>try{</text:p>
      <text:p text:style-name="Preformatted_20_Text"><text:s text:c="24"/>Socket s1=new Socket("192.168.1.200",5050); <text:s text:c="4"/></text:p>
      <text:p text:style-name="Preformatted_20_Text"><text:s text:c="16"/>}catch(IOException e){</text:p>
      <text:p text:style-name="Preformatted_20_Text"><text:s text:c="24"/>System.out.println("Server not found...");</text:p>
      <text:p text:style-name="Preformatted_20_Text"><text:s text:c="16"/>}</text:p>
      <text:p text:style-name="Preformatted_20_Text"><text:s text:c="8"/>}</text:p>
      <text:p text:style-name="Preformatted_20_Text">}</text:p>
      <text:p text:style-name="Preformatted_20_Text"><text:soft-page-break/></text:p>
      <text:p text:style-name="Preformatted_20_Text">////////////////////////////////////////////////////////////////////////</text:p>
      <text:p text:style-name="Preformatted_20_Text">Q3</text:p>
      <text:p text:style-name="Preformatted_20_Text">//----------------------------MyServer.java--------------------------</text:p>
      <text:p text:style-name="Preformatted_20_Text">import java.net.*;</text:p>
      <text:p text:style-name="Preformatted_20_Text">import java.io.*;</text:p>
      <text:p text:style-name="Preformatted_20_Text">class MyServer{</text:p>
      <text:p text:style-name="Preformatted_20_Text"><text:s text:c="8"/>public static void main(String args[]){</text:p>
      <text:p text:style-name="Preformatted_20_Text"><text:s text:c="16"/>ObjectOutputStream oos=null;</text:p>
      <text:p text:style-name="Preformatted_20_Text"><text:s text:c="16"/>ObjectInputStream ois=null;</text:p>
      <text:p text:style-name="Preformatted_20_Text"><text:s text:c="16"/>try{</text:p>
      <text:p text:style-name="Preformatted_20_Text"><text:s text:c="24"/>ServerSocket sk1=new ServerSocket(5050); <text:s text:c="7"/></text:p>
      <text:p text:style-name="Preformatted_20_Text"><text:s text:c="24"/>System.out.println("Server is Starting...");</text:p>
      <text:p text:style-name="Preformatted_20_Text"><text:s text:c="24"/>Socket s1= sk1.accept();</text:p>
      <text:p text:style-name="Preformatted_20_Text"><text:s text:c="24"/>oos=new ObjectOutputStream(s1.getOutputStream());</text:p>
      <text:p text:style-name="Preformatted_20_Text"><text:s text:c="24"/>ois=new ObjectInputStream(s1.getInputStream());</text:p>
      <text:p text:style-name="Preformatted_20_Text"><text:s text:c="24"/>oos.writeObject("Hi Client..!");</text:p>
      <text:p text:style-name="Preformatted_20_Text"><text:s text:c="24"/>String msg=(String)ois.readObject(); <text:s text:c="11"/></text:p>
      <text:p text:style-name="Preformatted_20_Text"><text:s text:c="24"/>System.out.println("Client msg : "+msg);</text:p>
      <text:p text:style-name="Preformatted_20_Text"><text:s text:c="16"/>}catch(IOException e){</text:p>
      <text:p text:style-name="Preformatted_20_Text"><text:s text:c="24"/>System.out.println(e);</text:p>
      <text:p text:style-name="Preformatted_20_Text"><text:s text:c="16"/>}catch(ClassNotFoundException e){</text:p>
      <text:p text:style-name="Preformatted_20_Text"><text:s text:c="24"/></text:p>
      <text:p text:style-name="Preformatted_20_Text"><text:s text:c="16"/>}</text:p>
      <text:p text:style-name="Preformatted_20_Text"><text:s text:c="8"/>}</text:p>
      <text:p text:style-name="Preformatted_20_Text">}</text:p>
      <text:p text:style-name="Preformatted_20_Text"/>
      <text:p text:style-name="Preformatted_20_Text">//----------------------------------MyClient.java------------------------</text:p>
      <text:p text:style-name="Preformatted_20_Text">import java.net.*;</text:p>
      <text:p text:style-name="Preformatted_20_Text">import java.io.*;</text:p>
      <text:p text:style-name="Preformatted_20_Text">class MyClient{</text:p>
      <text:p text:style-name="Preformatted_20_Text"><text:s text:c="8"/>public static void main(String args[]){</text:p>
      <text:p text:style-name="Preformatted_20_Text"><text:s text:c="16"/>ObjectOutputStream oos=null;</text:p>
      <text:p text:style-name="Preformatted_20_Text"><text:s text:c="16"/>ObjectInputStream ois=null;</text:p>
      <text:p text:style-name="Preformatted_20_Text"><text:s text:c="16"/>try{</text:p>
      <text:p text:style-name="Preformatted_20_Text"><text:s text:c="24"/>Socket s1=new Socket("192.168.1.200",5050); <text:s text:c="4"/></text:p>
      <text:p text:style-name="Preformatted_20_Text"><text:s text:c="24"/>oos=new ObjectOutputStream(s1.getOutputStream());</text:p>
      <text:p text:style-name="Preformatted_20_Text"><text:s text:c="24"/>ois=new ObjectInputStream(s1.getInputStream()); </text:p>
      <text:p text:style-name="Preformatted_20_Text"><text:s text:c="24"/>String msg=(String)ois.readObject(); <text:s text:c="3"/></text:p>
      <text:p text:style-name="Preformatted_20_Text"><text:s text:c="24"/>System.out.println("Server msg : "+msg);</text:p>
      <text:p text:style-name="Preformatted_20_Text"><text:s text:c="24"/>oos.writeObject("Hi Server <text:s/>");</text:p>
      <text:p text:style-name="Preformatted_20_Text"><text:s text:c="16"/>}catch(IOException e){</text:p>
      <text:p text:style-name="Preformatted_20_Text"><text:s text:c="24"/>System.out.println("Server not found...");</text:p>
      <text:p text:style-name="Preformatted_20_Text"><text:s text:c="16"/>}catch(ClassNotFoundException e){</text:p>
      <text:p text:style-name="Preformatted_20_Text"><text:s text:c="24"/></text:p>
      <text:p text:style-name="Preformatted_20_Text"><text:s text:c="16"/>}</text:p>
      <text:p text:style-name="Preformatted_20_Text"><text:s text:c="8"/>}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ux </meta:initial-creator>
    <meta:creation-date>2015-05-25T14:06:40</meta:creation-date>
    <dc:date>2015-05-25T14:20:57</dc:date>
    <dc:creator>linux </dc:creator>
    <meta:editing-duration>P0D</meta:editing-duration>
    <meta:editing-cycles>1</meta:editing-cycles>
    <meta:document-statistic meta:table-count="0" meta:image-count="0" meta:object-count="0" meta:page-count="2" meta:paragraph-count="105" meta:word-count="208" meta:character-count="3956" meta:non-whitespace-character-count="2488"/>
    <meta:generator>LibreOffice/4.0.2.2$Linux_x86 LibreOffice_project/400m0$Build-2</meta:generator>
  </office:meta>
</office:document-meta>
</file>